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f5534" officeooo:paragraph-rsid="001f5534"/>
    </style:style>
    <style:style style:name="P2" style:family="paragraph" style:parent-style-name="Standard">
      <style:text-properties style:font-name="Arial" officeooo:rsid="002143bc" officeooo:paragraph-rsid="002143bc"/>
    </style:style>
    <style:style style:name="P3" style:family="paragraph" style:parent-style-name="Standard">
      <style:text-properties style:font-name="Arial" officeooo:rsid="0021466b" officeooo:paragraph-rsid="0021466b"/>
    </style:style>
    <style:style style:name="P4" style:family="paragraph" style:parent-style-name="Standard">
      <style:text-properties style:font-name="Arial" fo:font-size="18pt" fo:font-weight="bold" officeooo:rsid="001f5534" officeooo:paragraph-rsid="001f5534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Arial" fo:font-size="14pt" fo:font-weight="bold" officeooo:rsid="001f5534" officeooo:paragraph-rsid="001f553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2143bc" officeooo:paragraph-rsid="002143bc" style:font-size-asian="14pt" style:font-weight-asian="bold" style:font-size-complex="14pt" style:font-weight-complex="bold"/>
    </style:style>
    <style:style style:name="T1" style:family="text">
      <style:text-properties officeooo:rsid="0021466b"/>
    </style:style>
    <style:style style:name="T2" style:family="text">
      <style:text-properties officeooo:rsid="0021809a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dit distance</text:p>
      <text:p text:style-name="P1"/>
      <text:p text:style-name="P5">Description</text:p>
      <text:p text:style-name="P1">Given two strings A and B the levenstein (edit distance) is the minimum cost of transforming one of the strings to the other one using the following operations:</text:p>
      <text:p text:style-name="P1">- add character at index i</text:p>
      <text:p text:style-name="P1">- remove character at index i</text:p>
      <text:p text:style-name="P1">- replace character at index i</text:p>
      <text:p text:style-name="P1">Generally, all of the operations have cost 1 in the original levenstein distance computation.</text:p>
      <text:p text:style-name="P1"/>
      <text:p text:style-name="P6">Solution</text:p>
      <text:p text:style-name="P2">The solution uses a dynamic programming approach keeping a matrix dp[][] where dp[a][b] keeps the minimum distance between A[0...a] and B[0...b]. </text:p>
      <text:p text:style-name="P2"/>
      <text:p text:style-name="P2">We updated dp[i][j] following the recurrence:</text:p>
      <text:p text:style-name="P2"/>
      <text:p text:style-name="P2">dp[i][j] = min(dp[i-1][j-1] + change cost, dp[i-1][j] + add cost, dp[i][j-1] + delete cost)</text:p>
      <text:p text:style-name="P1"/>
      <text:p text:style-name="P1"><text:span text:style-name="T3">Complexity</text:span></text:p>
      <text:p text:style-name="P2">If the string A and B have length n and m, then the time complexity is O(n*m). Usually, the space complexity is also O(n*m), however we could do optimization on that since <text:span text:style-name="T1">we just have to keep the last two rows. Therefore, only the space complexity could be 2 max (n,m).</text:span></text:p>
      <text:p text:style-name="P1"/>
      <text:p text:style-name="P5">Application</text:p>
      <text:p text:style-name="P3">The edit distance is useful <text:span text:style-name="T2">in cases of natural language processing, bioinformatics, etc. For example, let us say that you are recognizing words in a text using some optical character recognition algorithms (either by finding key parts of the image or machine learning or whateve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7T09:52:25.792508614</meta:creation-date>
    <dc:date>2014-06-08T10:53:10.382135463</dc:date>
    <meta:editing-duration>P1DT20M18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15" meta:word-count="203" meta:character-count="1225" meta:non-whitespace-character-count="1036"/>
  </office:meta>
</office:document-meta>
</file>